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0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0.6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 style:writing-mode="lr-tb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 style:writing-mode="lr-tb"/>
      <style:paragraph-properties style:writing-mode="lr-tb"/>
    </style:style>
    <style:style style:name="gr2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2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9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38cm" fo:min-width="2.788cm" fo:padding-top="0.135cm" fo:padding-bottom="0.135cm" fo:padding-left="0.26cm" fo:padding-right="0.26cm"/>
    </style:style>
    <style:style style:name="gr30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31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4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1.0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43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5cm" fo:min-width="1.018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DejaVu Sans Mono"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fo:color="#999999" loext:opacity="100%" style:font-name="DejaVu Sa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3" draw:text-style-name="P3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4" draw:text-style-name="P4" draw:layer="layout" svg:width="1.907cm" svg:height="0.823cm" svg:x="18.102cm" svg:y="1.002cm">
          <draw:text-box>
            <text:p><text:span text:style-name="T3">(A,T,G,C)</text:span></text:p>
            <text:p><text:span text:style-name="T3">(0,1,2,3)</text:span></text:p>
          </draw:text-box>
        </draw:frame>
        <draw:frame draw:style-name="gr5" draw:text-style-name="P2" draw:layer="layout" svg:width="3.554cm" svg:height="0.395cm" svg:x="1.402cm" svg:y="7.404cm">
          <draw:text-box>
            <text:p><text:span text:style-name="T1">Composite symbol set:</text:span></text:p>
          </draw:text-box>
        </draw:frame>
        <draw:g draw:style-name="gr6"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7" draw:text-style-name="P5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7" draw:text-style-name="P5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7" draw:text-style-name="P5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7" draw:text-style-name="P5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7" draw:text-style-name="P5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7" draw:text-style-name="P5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7" draw:text-style-name="P5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7" draw:text-style-name="P5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7" draw:text-style-name="P5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7" draw:text-style-name="P5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7" draw:text-style-name="P5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7" draw:text-style-name="P5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7" draw:text-style-name="P5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7" draw:text-style-name="P5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7" draw:text-style-name="P5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7" draw:text-style-name="P5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7" draw:text-style-name="P5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7" draw:text-style-name="P5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7" draw:text-style-name="P5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7" draw:text-style-name="P5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7" draw:text-style-name="P5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7" draw:text-style-name="P5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7" draw:text-style-name="P5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7" draw:text-style-name="P5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7" draw:text-style-name="P5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7" draw:text-style-name="P5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7" draw:text-style-name="P5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7" draw:text-style-name="P5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7" draw:text-style-name="P5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7" draw:text-style-name="P5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7" draw:text-style-name="P5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7" draw:text-style-name="P5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7" draw:text-style-name="P5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7" draw:text-style-name="P5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7" draw:text-style-name="P5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7" draw:text-style-name="P5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7" draw:text-style-name="P5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7" draw:text-style-name="P5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7" draw:text-style-name="P5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7" draw:text-style-name="P5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7" draw:text-style-name="P5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7" draw:text-style-name="P5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 draw:style-name="gr6">
          <svg:title>TexMaths</svg:title>
          <svg:desc>10§display§| \Phi_0 | \!=\! 
| \Phi_1 | \!=\!
2^{k_{\rm b}}
\!\leq\!
k \!+\! 1§svg§600§TRUE§</svg:desc>
          <draw:g>
            <draw:path draw:style-name="gr7" draw:text-style-name="P5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7" draw:text-style-name="P5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7" draw:text-style-name="P5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7" draw:text-style-name="P5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7" draw:text-style-name="P5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7" draw:text-style-name="P5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7" draw:text-style-name="P5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7" draw:text-style-name="P5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7" draw:text-style-name="P5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7" draw:text-style-name="P5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7" draw:text-style-name="P5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8" draw:text-style-name="P2" draw:layer="layout" svg:width="4.341cm" svg:height="0.395cm" svg:x="1.402cm" svg:y="7.005cm">
          <draw:text-box>
            <text:p><text:span text:style-name="T1">Binary constraint vector set:</text:span></text:p>
          </draw:text-box>
        </draw:frame>
        <draw:g draw:style-name="gr6">
          <svg:title>TexMaths</svg:title>
          <svg:desc>10§display§\mathcal{B} \!\subset\! \mathbb{B}^{\nu}
\quad
(|\mathcal{B}| \!\geq\! 2^{k_{\rm a}})§svg§600§TRUE§</svg:desc>
          <draw:g>
            <draw:path draw:style-name="gr7" draw:text-style-name="P5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7" draw:text-style-name="P5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7" draw:text-style-name="P5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7" draw:text-style-name="P5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7" draw:text-style-name="P5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7" draw:text-style-name="P5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7" draw:text-style-name="P5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7" draw:text-style-name="P5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7" draw:text-style-name="P5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7" draw:text-style-name="P5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7" draw:text-style-name="P5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7" draw:text-style-name="P5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9" draw:text-style-name="P2" draw:layer="layout" svg:width="2.521cm" svg:height="0.395cm" svg:x="1.403cm" svg:y="9.406cm">
          <draw:text-box>
            <text:p><text:span text:style-name="T1">Inner codebook:</text:span></text:p>
          </draw:text-box>
        </draw:frame>
        <draw:g draw:style-name="gr6"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7" draw:text-style-name="P5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7" draw:text-style-name="P5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7" draw:text-style-name="P5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7" draw:text-style-name="P5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7" draw:text-style-name="P5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7" draw:text-style-name="P5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7" draw:text-style-name="P5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7" draw:text-style-name="P5" draw:layer="layout" svg:width="0.036cm" svg:height="0.036cm" svg:x="3.2cm" svg:y="10.137cm" svg:viewBox="0 0 37 37" svg:d="M37 18c0-10-9-18-19-18s-18 8-18 18 8 19 18 19 19-9 19-19z">
              <text:p/>
            </draw:path>
            <draw:path draw:style-name="gr7" draw:text-style-name="P5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7" draw:text-style-name="P5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7" draw:text-style-name="P5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7" draw:text-style-name="P5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7" draw:text-style-name="P5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7" draw:text-style-name="P5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7" draw:text-style-name="P5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7" draw:text-style-name="P5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7" draw:text-style-name="P5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7" draw:text-style-name="P5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7" draw:text-style-name="P5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7" draw:text-style-name="P5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7" draw:text-style-name="P5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6.933cm" svg:y="10.137cm" svg:viewBox="0 0 37 37" svg:d="M37 18c0-10-8-18-18-18s-19 8-19 18 9 19 19 19 18-9 18-19z">
              <text:p/>
            </draw:path>
            <draw:path draw:style-name="gr7" draw:text-style-name="P5" draw:layer="layout" svg:width="0.036cm" svg:height="0.036cm" svg:x="7.089cm" svg:y="10.137cm" svg:viewBox="0 0 37 37" svg:d="M37 18c0-10-8-18-18-18s-19 8-19 18 9 19 19 19 18-9 18-19z">
              <text:p/>
            </draw:path>
            <draw:path draw:style-name="gr7" draw:text-style-name="P5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7" draw:text-style-name="P5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7" draw:text-style-name="P5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7" draw:text-style-name="P5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7" draw:text-style-name="P5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7" draw:text-style-name="P5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7" draw:text-style-name="P5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10" draw:text-style-name="P3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11" draw:text-style-name="P3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2" draw:text-style-name="P2" draw:layer="layout" svg:width="1.987cm" svg:height="0.395cm" svg:x="1.403cm" svg:y="6.606cm">
          <draw:text-box>
            <text:p><text:span text:style-name="T1">Code length:</text:span></text:p>
          </draw:text-box>
        </draw:fram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3" draw:text-style-name="P2" draw:layer="layout" svg:width="1.001cm" svg:height="0.395cm" svg:x="4.004cm" svg:y="6.607cm">
          <draw:text-box>
            <text:p><text:span text:style-name="T1">(even)</text:span></text:p>
          </draw:text-box>
        </draw:frame>
        <draw:frame draw:style-name="gr14" draw:text-style-name="P2" draw:layer="layout" svg:width="1.564cm" svg:height="0.395cm" svg:x="11.002cm" svg:y="6.605cm">
          <draw:text-box>
            <text:p><text:span text:style-name="T1">(example)</text:span></text:p>
          </draw:text-box>
        </draw:frame>
        <draw:g draw:style-name="gr6">
          <svg:title>TexMaths</svg:title>
          <svg:desc>10§display§\nu \!=\! 6,
| \mathcal{B} | \!=\! 16,  
k \!=\! 7, 
k_{\rm a} \!=\! 4, 
k_{\rm b} \!=\! 3,§svg§600§TRUE§</svg:desc>
          <draw:g>
            <draw:path draw:style-name="gr7" draw:text-style-name="P5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7" draw:text-style-name="P5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7" draw:text-style-name="P5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7" draw:text-style-name="P5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7" draw:text-style-name="P5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7" draw:text-style-name="P5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7" draw:text-style-name="P5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7" draw:text-style-name="P5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7" draw:text-style-name="P5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7" draw:text-style-name="P5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7" draw:text-style-name="P5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7" draw:text-style-name="P5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7" draw:text-style-name="P5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7" draw:text-style-name="P5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7" draw:text-style-name="P5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7" draw:text-style-name="P5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7" draw:text-style-name="P5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7" draw:text-style-name="P5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7" draw:text-style-name="P5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7" draw:text-style-name="P5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5" draw:text-style-name="P6" draw:layer="layout" svg:width="1.018cm" svg:height="2.971cm" svg:x="11.701cm" svg:y="7.102cm">
          <draw:text-box>
            <text:p><text:span text:style-name="T4">001011</text:span></text:p>
            <text:p><text:span text:style-name="T4">001101</text:span></text:p>
            <text:p><text:span text:style-name="T4">001110</text:span></text:p>
            <text:p><text:span text:style-name="T4">010011</text:span></text:p>
            <text:p><text:span text:style-name="T4">010101</text:span></text:p>
            <text:p><text:span text:style-name="T4">010110</text:span></text:p>
            <text:p><text:span text:style-name="T4">011001</text:span></text:p>
            <text:p><text:span text:style-name="T4">011010</text:span></text:p>
            <text:p><text:span text:style-name="T5">011100</text:span></text:p>
          </draw:text-box>
        </draw:frame>
        <draw:g draw:style-name="gr6">
          <svg:title>TexMaths</svg:title>
          <svg:desc>10§display§\mathcal{B}:§svg§600§TRUE§</svg:desc>
          <draw:g>
            <draw:path draw:style-name="gr7" draw:text-style-name="P5" draw:layer="layout" svg:width="0.221cm" svg:height="0.253cm" svg:x="11.104cm" svg:y="7.116cm" svg:viewBox="0 0 222 254" svg:d="M88 9c0-3 0-4 0-5 0-3 0-4-4-4-3 0-14 6-21 9-16 8-29 15-29 21 0 2 2 2 4 2 4 0 13-5 19-8-4 34-12 79-18 108-13 60-20 81-37 115-2 3-2 4-2 5 0 2 3 2 4 2 5 0 20-6 25-16 5-8 18-34 29-74 8-30 21-75 46-111 16-23 31-34 53-34 19 0 36 13 36 31 0 31-34 42-70 54-4 2-28 10-28 19 0 2 2 2 3 2 2 0 10-1 17-1 35 0 64 20 64 53 0 44-37 58-69 58-27 0-40-15-44-20-2-2-2-2-5-2-8 0-26 11-26 17 0 1 14 24 52 24 49 0 121-35 121-91 0-30-19-51-54-58 28-11 68-37 68-70 0-20-17-35-42-35-12 0-57 3-99 56 2-16 4-31 7-47z">
              <text:p/>
            </draw:path>
            <draw:path draw:style-name="gr7" draw:text-style-name="P5" draw:layer="layout" svg:width="0.036cm" svg:height="0.149cm" svg:x="11.461cm" svg:y="7.212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15" draw:text-style-name="P6" draw:layer="layout" svg:width="1.018cm" svg:height="2.971cm" svg:x="13.001cm" svg:y="7.103cm">
          <draw:text-box>
            <text:p><text:span text:style-name="T4">110100</text:span></text:p>
            <text:p><text:span text:style-name="T4">110010</text:span></text:p>
            <text:p><text:span text:style-name="T4">110001</text:span></text:p>
            <text:p><text:span text:style-name="T4">101100</text:span></text:p>
            <text:p><text:span text:style-name="T4">101010</text:span></text:p>
            <text:p><text:span text:style-name="T4">101001</text:span></text:p>
            <text:p><text:span text:style-name="T4">100110</text:span></text:p>
            <text:p><text:span text:style-name="T4">100101</text:span></text:p>
            <text:p><text:span text:style-name="T5">100011</text:span></text:p>
          </draw:text-box>
        </draw:frame>
        <draw:g draw:style-name="gr6">
          <svg:title>TexMaths</svg:title>
          <svg:desc>10§display§\Phi_0:§svg§600§TRUE§</svg:desc>
          <draw:g>
            <draw:path draw:style-name="gr7" draw:text-style-name="P5" draw:layer="layout" svg:width="0.213cm" svg:height="0.237cm" svg:x="14.306cm" svg:y="7.118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7" draw:text-style-name="P5" draw:layer="layout" svg:width="0.112cm" svg:height="0.166cm" svg:x="14.553cm" svg:y="7.247cm" svg:viewBox="0 0 113 167" svg:d="M113 85c0-27-3-47-14-64-8-11-23-21-42-21-57 0-57 67-57 85 0 17 0 82 57 82 56 0 56-65 56-82zM57 160c-12 0-27-7-32-26-3-14-3-34-3-52s0-37 4-50c5-20 20-25 31-25 13 0 26 8 30 22s4 31 4 53c0 18 0 36-3 51-5 22-22 27-31 27z">
              <text:p/>
            </draw:path>
            <draw:path draw:style-name="gr7" draw:text-style-name="P5" draw:layer="layout" svg:width="0.036cm" svg:height="0.149cm" svg:x="14.824cm" svg:y="7.206cm" svg:viewBox="0 0 37 150" svg:d="M37 19c0-10-9-19-19-19-11 0-18 9-18 19s7 19 18 19c10 0 19-9 19-19zM37 133c0-10-9-19-19-19-11 0-18 9-18 19s7 17 18 17c10 0 19-7 19-17z">
              <text:p/>
            </draw:path>
          </draw:g>
        </draw:g>
        <draw:frame draw:style-name="gr16" draw:text-style-name="P6" draw:layer="layout" svg:width="0.679cm" svg:height="2.641cm" svg:x="15.003cm" svg:y="7.105cm">
          <draw:text-box>
            <text:p><text:span text:style-name="T4">0700</text:span></text:p>
            <text:p><text:span text:style-name="T4">1600</text:span></text:p>
            <text:p><text:span text:style-name="T4">2500</text:span></text:p>
            <text:p><text:span text:style-name="T4">3400</text:span></text:p>
            <text:p><text:span text:style-name="T4">4300</text:span></text:p>
            <text:p><text:span text:style-name="T4">5200</text:span></text:p>
            <text:p><text:span text:style-name="T4">6100</text:span></text:p>
            <text:p><text:span text:style-name="T4">7000</text:span></text:p>
          </draw:text-box>
        </draw:frame>
        <draw:g draw:style-name="gr6">
          <svg:title>TexMaths</svg:title>
          <svg:desc>10§display§\Phi_1:§svg§600§TRUE§</svg:desc>
          <draw:g>
            <draw:path draw:style-name="gr7" draw:text-style-name="P5" draw:layer="layout" svg:width="0.213cm" svg:height="0.237cm" svg:x="15.908cm" svg:y="7.12cm" svg:viewBox="0 0 214 238" svg:d="M120 191c55-4 94-37 94-71 0-37-40-68-94-73 0-6 0-13 0-19 0-12 0-17 34-17 3 0 7 0 11 0 0-4 0-7 0-11-12 1-45 1-59 1s-47 0-60-1c0 4 0 7 0 11 4 0 8 0 12 0 33 0 33 4 33 17 0 6 0 13 0 19-53 6-91 38-91 73s39 66 91 71c0 7 0 14 0 20 0 12 0 17-33 17-4 0-8 0-12 0 0 4 0 7 0 10 13-1 45-1 60-1 14 0 47 0 59 1 0-3 0-6 0-10-4 0-8 0-11 0-34 0-34-5-34-17 0-6 0-13 0-20zM91 183c-50-7-56-41-56-63 0-18 4-58 56-65 0 43 0 86 0 128zM120 55c49 6 59 38 59 65 0 21-6 57-59 63 0-42 0-85 0-128z">
              <text:p/>
            </draw:path>
            <draw:path draw:style-name="gr7" draw:text-style-name="P5" draw:layer="layout" svg:width="0.088cm" svg:height="0.161cm" svg:x="16.169cm" svg:y="7.249cm" svg:viewBox="0 0 89 162" svg:d="M55 7c0-7 0-7-7-7-16 16-38 16-48 16 0 3 0 6 0 9 5 0 22 0 35-7 0 41 0 83 0 125 0 7 0 10-24 10-3 0-7 0-10 0 0 3 0 6 0 9 5 0 35-1 44-1 8 0 39 1 44 1 0-3 0-6 0-9-3 0-6 0-9 0-25 0-25-3-25-10 0-46 0-91 0-136z">
              <text:p/>
            </draw:path>
            <draw:path draw:style-name="gr7" draw:text-style-name="P5" draw:layer="layout" svg:width="0.036cm" svg:height="0.149cm" svg:x="16.426cm" svg:y="7.208cm" svg:viewBox="0 0 37 150" svg:d="M37 19c0-10-9-19-19-19-11 0-18 9-18 19s7 18 18 18c10 0 19-8 19-18zM37 133c0-10-9-19-19-19-11 0-18 9-18 19s7 17 18 17c10 0 19-7 19-17z">
              <text:p/>
            </draw:path>
          </draw:g>
        </draw:g>
        <draw:frame draw:style-name="gr16" draw:text-style-name="P6" draw:layer="layout" svg:width="0.679cm" svg:height="2.641cm" svg:x="16.604cm" svg:y="7.106cm">
          <draw:text-box>
            <text:p><text:span text:style-name="T4">0007</text:span></text:p>
            <text:p><text:span text:style-name="T4">0016</text:span></text:p>
            <text:p><text:span text:style-name="T4">0025</text:span></text:p>
            <text:p><text:span text:style-name="T4">0034</text:span></text:p>
            <text:p><text:span text:style-name="T4">0043</text:span></text:p>
            <text:p><text:span text:style-name="T4">0052</text:span></text:p>
            <text:p><text:span text:style-name="T4">0061</text:span></text:p>
            <text:p><text:span text:style-name="T4">0070</text:span></text:p>
          </draw:text-box>
        </draw:frame>
        <draw:frame draw:style-name="gr17" draw:text-style-name="P2" draw:layer="layout" svg:width="1.289cm" svg:height="0.395cm" svg:x="1.404cm" svg:y="10.507cm">
          <draw:text-box>
            <text:p><text:span text:style-name="T1">Encode:</text:span></text:p>
          </draw:text-box>
        </draw:frame>
        <draw:frame draw:style-name="gr18" draw:text-style-name="P2" draw:layer="layout" svg:width="1.31cm" svg:height="0.395cm" svg:x="1.405cm" svg:y="16.408cm">
          <draw:text-box>
            <text:p><text:span text:style-name="T1">Decode:</text:span></text:p>
          </draw:text-box>
        </draw:frame>
        <draw:frame draw:style-name="gr19" draw:text-style-name="P2" draw:layer="layout" svg:width="1.424cm" svg:height="0.395cm" svg:x="18.202cm" svg:y="7.006cm">
          <draw:text-box>
            <text:p><text:span text:style-name="T1">Lee dist?</text:span></text:p>
          </draw:text-box>
        </draw:frame>
        <draw:frame draw:style-name="gr20" draw:text-style-name="P2" draw:layer="layout" svg:width="1.852cm" svg:height="0.395cm" svg:x="1.707cm" svg:y="13.41cm">
          <draw:text-box>
            <text:p><text:span text:style-name="T1">flip (RL, LB)</text:span></text:p>
          </draw:text-box>
        </draw:frame>
        <draw:custom-shape draw:style-name="gr21" draw:text-style-name="P8" draw:layer="layout" svg:width="1.6cm" svg:height="0.8cm" svg:x="2.6cm" svg:y="1.8cm">
          <text:p text:style-name="P7"><text:span text:style-name="T1">outer</text:span></text:p>
          <text:p text:style-name="P7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6cm" svg:height="0.8cm" svg:x="5.8cm" svg:y="1.8cm">
          <text:p text:style-name="P7"><text:span text:style-name="T1">inner</text:span></text:p>
          <text:p text:style-name="P7"><text:span text:style-name="T1">encode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.8cm" svg:y1="2.2cm" svg:x2="2.6cm" svg:y2="2.2cm">
          <text:p/>
        </draw:line>
        <draw:g draw:style-name="gr6">
          <svg:title>TexMaths</svg:title>
          <svg:desc>10§display§\bm{c}^{\rm a}_i \!\in\! \mathbb{B}^{k_{\rm a}}§svg§600§TRUE§</svg:desc>
          <draw:g>
            <draw:path draw:style-name="gr7" draw:text-style-name="P5" draw:layer="layout" svg:width="0.162cm" svg:height="0.16cm" svg:x="4.238cm" svg:y="1.8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7" draw:text-style-name="P5" draw:layer="layout" svg:width="0.121cm" svg:height="0.111cm" svg:x="4.416cm" svg:y="1.7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7" draw:text-style-name="P5" draw:layer="layout" svg:width="0.073cm" svg:height="0.164cm" svg:x="4.414cm" svg:y="1.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7" draw:text-style-name="P5" draw:layer="layout" svg:width="0.174cm" svg:height="0.201cm" svg:x="4.628cm" svg:y="1.7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7" draw:text-style-name="P5" draw:layer="layout" svg:width="0.214cm" svg:height="0.238cm" svg:x="4.874cm" svg:y="1.7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7" draw:text-style-name="P5" draw:layer="layout" svg:width="0.12cm" svg:height="0.172cm" svg:x="5.123cm" svg:y="1.6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7" draw:text-style-name="P5" draw:layer="layout" svg:width="0.098cm" svg:height="0.079cm" svg:x="5.268cm" svg:y="1.7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 draw:style-name="gr6">
          <svg:title>TexMaths</svg:title>
          <svg:desc>10§display§\bm{c}^{\rm b}_i \!\in\! \mathbb{B}^{k_{\rm b} \nu} §svg§600§TRUE§</svg:desc>
          <draw:g>
            <draw:path draw:style-name="gr7" draw:text-style-name="P5" draw:layer="layout" svg:width="0.162cm" svg:height="0.16cm" svg:x="4.242cm" svg:y="2.4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7" draw:text-style-name="P5" draw:layer="layout" svg:width="0.131cm" svg:height="0.172cm" svg:x="4.418cm" svg:y="2.3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5cm" svg:x="4.418cm" svg:y="2.5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7" draw:text-style-name="P5" draw:layer="layout" svg:width="0.175cm" svg:height="0.203cm" svg:x="4.647cm" svg:y="2.4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7" draw:text-style-name="P5" draw:layer="layout" svg:width="0.214cm" svg:height="0.239cm" svg:x="4.894cm" svg:y="2.4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7" draw:text-style-name="P5" draw:layer="layout" svg:width="0.12cm" svg:height="0.172cm" svg:x="5.142cm" svg:y="2.3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7" draw:text-style-name="P5" draw:layer="layout" svg:width="0.104cm" svg:height="0.123cm" svg:x="5.287cm" svg:y="2.4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7" draw:text-style-name="P5" draw:layer="layout" svg:width="0.126cm" svg:height="0.108cm" svg:x="5.44cm" svg:y="2.3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22" draw:text-style-name="P9" draw:layer="layout" svg:x1="4.2cm" svg:y1="2.1cm" svg:x2="5.8cm" svg:y2="2.1cm">
          <text:p/>
        </draw:line>
        <draw:line draw:style-name="gr22" draw:text-style-name="P9" draw:layer="layout" svg:x1="4.2cm" svg:y1="2.3cm" svg:x2="5.8cm" svg:y2="2.3cm">
          <text:p/>
        </draw:line>
        <draw:line draw:style-name="gr22" draw:text-style-name="P9" draw:layer="layout" svg:x1="7.4cm" svg:y1="2.2cm" svg:x2="9cm" svg:y2="2.2cm">
          <text:p/>
        </draw:line>
        <draw:g draw:style-name="gr6">
          <svg:title>TexMaths</svg:title>
          <svg:desc>10§display§\bm{s}_i \!\in\! \Phi^{\nu}§svg§600§TRUE§</svg:desc>
          <draw:g>
            <draw:path draw:style-name="gr7" draw:text-style-name="P5" draw:layer="layout" svg:width="0.146cm" svg:height="0.16cm" svg:x="7.646cm" svg:y="1.9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7" draw:text-style-name="P5" draw:layer="layout" svg:width="0.074cm" svg:height="0.164cm" svg:x="7.824cm" svg:y="1.9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7" draw:text-style-name="P5" draw:layer="layout" svg:width="0.174cm" svg:height="0.201cm" svg:x="7.998cm" svg:y="1.9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7" draw:text-style-name="P5" draw:layer="layout" svg:width="0.212cm" svg:height="0.237cm" svg:x="8.261cm" svg:y="1.8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7" draw:text-style-name="P5" draw:layer="layout" svg:width="0.126cm" svg:height="0.107cm" svg:x="8.512cm" svg:y="1.8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21" draw:text-style-name="P8" draw:layer="layout" svg:width="1.6cm" svg:height="0.8cm" svg:x="9cm" svg:y="1.8cm">
          <text:p text:style-name="P7"><text:span text:style-name="T1">synthesis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0.6cm" svg:y1="2.2cm" svg:x2="12.2cm" svg:y2="2.2cm">
          <text:p/>
        </draw:line>
        <draw:g draw:style-name="gr6">
          <svg:title>TexMaths</svg:title>
          <svg:desc>10§display§\bm{x}_j \!\in\! \Sigma^{N}§svg§600§TRUE§</svg:desc>
          <draw:g>
            <draw:path draw:style-name="gr7" draw:text-style-name="P5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7" draw:text-style-name="P5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7" draw:text-style-name="P5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7" draw:text-style-name="P5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7" draw:text-style-name="P5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 draw:style-name="gr6">
          <svg:title>TexMaths</svg:title>
          <svg:desc>10§display§i \!\in\! [n]§svg§600§TRUE§</svg:desc>
          <draw:g>
            <draw:path draw:style-name="gr7" draw:text-style-name="P5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7" draw:text-style-name="P5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7" draw:text-style-name="P5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7" draw:text-style-name="P5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23" draw:text-style-name="P8" draw:layer="layout" svg:width="2cm" svg:height="0.8cm" draw:transform="rotate (-1.5707963267949) translate (13cm 1.8cm)">
          <text:p text:style-name="P7"><text:span text:style-name="T1">IDS</text:span></text:p>
          <text:p text:style-name="P7"><text:span text:style-name="T1">channel</text:span></text:p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22" draw:text-style-name="P9" draw:layer="layout" svg:x1="12.2cm" svg:y1="3.4cm" svg:x2="10.6cm" svg:y2="3.4cm">
          <text:p/>
        </draw:line>
        <draw:g draw:style-name="gr6">
          <svg:title>TexMaths</svg:title>
          <svg:desc>10§display§\bm{y}_j \!\in\! \Sigma^{N_j}§svg§600§TRUE§</svg:desc>
          <draw:g>
            <draw:path draw:style-name="gr7" draw:text-style-name="P5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7" draw:text-style-name="P5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7" draw:text-style-name="P5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7" draw:text-style-name="P5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7" draw:text-style-name="P5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7" draw:text-style-name="P5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21" draw:text-style-name="P8" draw:layer="layout" svg:width="1.6cm" svg:height="0.8cm" svg:x="9cm" svg:y="3cm">
          <text:p text:style-name="P7"><text:span text:style-name="T1">alignment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9cm" svg:y1="3.3cm" svg:x2="7.4cm" svg:y2="3.3cm">
          <text:p/>
        </draw:line>
        <draw:line draw:style-name="gr22" draw:text-style-name="P9" draw:layer="layout" svg:x1="7.4cm" svg:y1="3.5cm" svg:x2="9cm" svg:y2="3.5cm">
          <text:p/>
        </draw:line>
        <draw:custom-shape draw:style-name="gr21" draw:text-style-name="P8" draw:layer="layout" svg:width="1.6cm" svg:height="0.8cm" svg:x="5.8cm" svg:y="3cm">
          <text:p text:style-name="P7"><text:span text:style-name="T1">LLR calc</text:span></text:p>
          <text:p text:style-name="P7"><text:span text:style-name="T1">(?)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6cm" svg:height="0.8cm" svg:x="2.6cm" svg:y="3cm">
          <text:p text:style-name="P7"><text:span text:style-name="T1">outer</text:span></text:p>
          <text:p text:style-name="P7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5.801cm" svg:y1="3.4cm" svg:x2="4.201cm" svg:y2="3.4cm">
          <text:p/>
        </draw:line>
        <draw:line draw:style-name="gr22" draw:text-style-name="P9" draw:layer="layout" svg:x1="2.6cm" svg:y1="3.4cm" svg:x2="1.802cm" svg:y2="3.4cm">
          <text:p/>
        </draw:line>
        <draw:g draw:style-name="gr6">
          <svg:title>TexMaths</svg:title>
          <svg:desc>9§display§\bm{c}^{\rm a}_0§svg§600§TRUE§</svg:desc>
          <draw:g>
            <draw:path draw:style-name="gr7" draw:text-style-name="P5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7" draw:text-style-name="P5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7" draw:text-style-name="P5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24" draw:text-style-name="P9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2.6cm" svg:y1="5cm" svg:x2="5.8cm" svg:y2="5cm">
          <text:p/>
        </draw:line>
        <draw:g draw:style-name="gr6">
          <svg:title>TexMaths</svg:title>
          <svg:desc>9§display§\bm{c}^{\rm b}_0§svg§600§TRUE§</svg:desc>
          <draw:g>
            <draw:path draw:style-name="gr7" draw:text-style-name="P5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7" draw:text-style-name="P5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7" draw:text-style-name="P5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25" draw:text-style-name="P9" draw:layer="layout" svg:x1="3.4cm" svg:y1="4.6cm" svg:x2="3.4cm" svg:y2="5.4cm">
          <text:p/>
        </draw:line>
        <draw:g draw:style-name="gr6">
          <svg:title>TexMaths</svg:title>
          <svg:desc>9§display§\bm{c}^{\rm a}_{n-1}§svg§600§TRUE§</svg:desc>
          <draw:g>
            <draw:path draw:style-name="gr7" draw:text-style-name="P5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7" draw:text-style-name="P5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7" draw:text-style-name="P5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7" draw:text-style-name="P5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7" draw:text-style-name="P5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 draw:style-name="gr6">
          <svg:title>TexMaths</svg:title>
          <svg:desc>9§display§\bm{c}^{\rm b}_{n-1}§svg§600§TRUE§</svg:desc>
          <draw:g>
            <draw:path draw:style-name="gr7" draw:text-style-name="P5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7" draw:text-style-name="P5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7" draw:text-style-name="P5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7" draw:text-style-name="P5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7" draw:text-style-name="P5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25" draw:text-style-name="P9" draw:layer="layout" svg:x1="5.001cm" svg:y1="4.601cm" svg:x2="5.001cm" svg:y2="5.401cm">
          <text:p/>
        </draw:line>
        <draw:g draw:style-name="gr6">
          <svg:title>TexMaths</svg:title>
          <svg:desc>9§display§\bm{c}^{\rm a}_1§svg§600§TRUE§</svg:desc>
          <draw:g>
            <draw:path draw:style-name="gr7" draw:text-style-name="P5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7" draw:text-style-name="P5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7" draw:text-style-name="P5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 draw:style-name="gr6">
          <svg:title>TexMaths</svg:title>
          <svg:desc>9§display§\bm{c}^{\rm b}_1§svg§600§TRUE§</svg:desc>
          <draw:g>
            <draw:path draw:style-name="gr7" draw:text-style-name="P5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7" draw:text-style-name="P5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7" draw:text-style-name="P5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25" draw:text-style-name="P9" draw:layer="layout" svg:x1="4.201cm" svg:y1="4.6cm" svg:x2="4.201cm" svg:y2="5.4cm">
          <text:p/>
        </draw:line>
        <draw:line draw:style-name="gr26" draw:text-style-name="P9" draw:layer="layout" svg:x1="2.6cm" svg:y1="4.5cm" svg:x2="3.1cm" svg:y2="4.5cm">
          <text:p/>
        </draw:line>
        <draw:g draw:style-name="gr6">
          <svg:title>TexMaths</svg:title>
          <svg:desc>10§display§k_{\rm a}§svg§600§TRUE§</svg:desc>
          <draw:g>
            <draw:path draw:style-name="gr7" draw:text-style-name="P5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7" draw:text-style-name="P5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6" draw:text-style-name="P9" draw:layer="layout" svg:x1="2.6cm" svg:y1="5.5cm" svg:x2="3.4cm" svg:y2="5.5cm">
          <text:p/>
        </draw:line>
        <draw:g draw:style-name="gr6">
          <svg:title>TexMaths</svg:title>
          <svg:desc>10§display§k_{\rm b} \nu §svg§600§TRUE§</svg:desc>
          <draw:g>
            <draw:path draw:style-name="gr7" draw:text-style-name="P5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7" draw:text-style-name="P5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7" draw:text-style-name="P5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27" draw:text-style-name="P9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25" draw:text-style-name="P9" draw:layer="layout" svg:x1="7cm" svg:y1="4.6cm" svg:x2="7cm" svg:y2="5cm">
          <text:p/>
        </draw:line>
        <draw:line draw:style-name="gr25" draw:text-style-name="P9" draw:layer="layout" svg:x1="7.8cm" svg:y1="4.6cm" svg:x2="7.8cm" svg:y2="5cm">
          <text:p/>
        </draw:line>
        <draw:line draw:style-name="gr25" draw:text-style-name="P9" draw:layer="layout" svg:x1="8.6cm" svg:y1="4.6cm" svg:x2="8.6cm" svg:y2="5cm">
          <text:p/>
        </draw:line>
        <draw:g draw:style-name="gr6">
          <svg:title>TexMaths</svg:title>
          <svg:desc>10§display§\dots§svg§600§TRUE§</svg:desc>
          <draw:g>
            <draw:path draw:style-name="gr7" draw:text-style-name="P5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7" draw:text-style-name="P5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7" draw:text-style-name="P5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 draw:style-name="gr6">
          <svg:title>TexMaths</svg:title>
          <svg:desc>9§display§\bm{s}_0§svg§600§TRUE§</svg:desc>
          <draw:g>
            <draw:path draw:style-name="gr7" draw:text-style-name="P5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7" draw:text-style-name="P5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 draw:style-name="gr6">
          <svg:title>TexMaths</svg:title>
          <svg:desc>9§display§\bm{s}_1§svg§600§TRUE§</svg:desc>
          <draw:g>
            <draw:path draw:style-name="gr7" draw:text-style-name="P5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7" draw:text-style-name="P5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 draw:style-name="gr6">
          <svg:title>TexMaths</svg:title>
          <svg:desc>9§display§\bm{s}_{n-1}§svg§600§TRUE§</svg:desc>
          <draw:g>
            <draw:path draw:style-name="gr7" draw:text-style-name="P5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7" draw:text-style-name="P5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7" draw:text-style-name="P5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7" draw:text-style-name="P5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6" draw:text-style-name="P9" draw:layer="layout" svg:x1="6.2cm" svg:y1="4.5cm" svg:x2="7cm" svg:y2="4.5cm">
          <text:p/>
        </draw:line>
        <draw:g draw:style-name="gr6">
          <svg:title>TexMaths</svg:title>
          <svg:desc>10§display§\nu§svg§600§TRUE§</svg:desc>
          <draw:g>
            <draw:path draw:style-name="gr7" draw:text-style-name="P5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6" draw:text-style-name="P9" draw:layer="layout" svg:x1="6.2cm" svg:y1="5.1cm" svg:x2="9.4cm" svg:y2="5.1cm">
          <text:p/>
        </draw:line>
        <draw:g draw:style-name="gr6">
          <svg:title>TexMaths</svg:title>
          <svg:desc>10§display§N \!=\! \nu n§svg§600§TRUE§</svg:desc>
          <draw:g>
            <draw:path draw:style-name="gr7" draw:text-style-name="P5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7" draw:text-style-name="P5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7" draw:text-style-name="P5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7" draw:text-style-name="P5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7" draw:text-style-name="P9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 draw:style-name="gr6">
          <svg:title>TexMaths</svg:title>
          <svg:desc>10§display§\bm{x}_0§svg§600§TRUE§</svg:desc>
          <draw:g>
            <draw:path draw:style-name="gr7" draw:text-style-name="P5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7" draw:text-style-name="P5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 draw:style-name="gr6">
          <svg:title>TexMaths</svg:title>
          <svg:desc>10§display§\bm{x}_{r-1}§svg§600§TRUE§</svg:desc>
          <draw:g>
            <draw:path draw:style-name="gr7" draw:text-style-name="P5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7" draw:text-style-name="P5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7" draw:text-style-name="P5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7" draw:text-style-name="P5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8" draw:text-style-name="P9" draw:layer="layout" svg:x1="10.6cm" svg:y1="4.6cm" svg:x2="10.6cm" svg:y2="5cm">
          <text:p/>
        </draw:line>
        <draw:line draw:style-name="gr28" draw:text-style-name="P9" draw:layer="layout" svg:x1="12.2cm" svg:y1="4.6cm" svg:x2="12.2cm" svg:y2="5cm">
          <text:p/>
        </draw:line>
        <draw:line draw:style-name="gr28" draw:text-style-name="P9" draw:layer="layout" svg:x1="10.6cm" svg:y1="5.4cm" svg:x2="10.6cm" svg:y2="5.8cm">
          <text:p/>
        </draw:line>
        <draw:line draw:style-name="gr28" draw:text-style-name="P9" draw:layer="layout" svg:x1="12.2cm" svg:y1="5.4cm" svg:x2="12.2cm" svg:y2="5.8cm">
          <text:p/>
        </draw:line>
        <draw:g draw:style-name="gr6">
          <svg:title>TexMaths</svg:title>
          <svg:desc>8§display§\vdots§svg§600§TRUE§</svg:desc>
          <draw:g>
            <draw:path draw:style-name="gr7" draw:text-style-name="P5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7" draw:text-style-name="P5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6" draw:text-style-name="P9" draw:layer="layout" svg:x1="9.8cm" svg:y1="4.5cm" svg:x2="13cm" svg:y2="4.5cm">
          <text:p/>
        </draw:line>
        <draw:g draw:style-name="gr6">
          <svg:title>TexMaths</svg:title>
          <svg:desc>10§display§N§svg§600§TRUE§</svg:desc>
          <draw:g>
            <draw:path draw:style-name="gr7" draw:text-style-name="P5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9" draw:text-style-name="P9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9" draw:layer="layout" svg:x1="5.6cm" svg:y1="2.1cm" svg:x2="5.6cm" svg:y2="4.1cm">
          <text:p/>
        </draw:line>
        <draw:line draw:style-name="gr31" draw:text-style-name="P9" draw:layer="layout" svg:x1="8.8cm" svg:y1="2.2cm" svg:x2="8.801cm" svg:y2="4.1cm">
          <text:p/>
        </draw:line>
        <draw:line draw:style-name="gr31" draw:text-style-name="P9" draw:layer="layout" svg:x1="12.001cm" svg:y1="2.2cm" svg:x2="12.002cm" svg:y2="4.1cm">
          <text:p/>
        </draw:line>
        <draw:g draw:style-name="gr6">
          <svg:title>TexMaths</svg:title>
          <svg:desc>10§display§j \!\in\! [r]§svg§600§TRUE§</svg:desc>
          <draw:g>
            <draw:path draw:style-name="gr7" draw:text-style-name="P5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7" draw:text-style-name="P5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7" draw:text-style-name="P5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7" draw:text-style-name="P5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7" draw:text-style-name="P5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 draw:style-name="gr6">
          <svg:title>TexMaths</svg:title>
          <svg:desc>10§display§f_{\rm e}^{\rm a}: \mathbb{B}^{k_{\rm a}} \to \mathcal{B}§svg§600§TRUE§</svg:desc>
          <draw:g>
            <draw:path draw:style-name="gr7" draw:text-style-name="P5" draw:layer="layout" svg:width="0.174cm" svg:height="0.318cm" svg:x="1.687cm" svg:y="11.033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122cm" svg:height="0.111cm" svg:x="1.892cm" svg:y="11.026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7" draw:text-style-name="P5" draw:layer="layout" svg:width="0.105cm" svg:height="0.111cm" svg:x="1.85cm" svg:y="11.257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7" draw:text-style-name="P5" draw:layer="layout" svg:width="0.036cm" svg:height="0.151cm" svg:x="2.164cm" svg:y="11.129cm" svg:viewBox="0 0 37 152" svg:d="M37 19c0-10-9-19-19-19-11 0-18 9-18 19s7 19 18 19c10 0 19-9 19-19zM37 133c0-10-9-19-19-19-11 0-18 9-18 19s7 19 18 19c10 0 19-9 19-19z">
              <text:p/>
            </draw:path>
            <draw:path draw:style-name="gr7" draw:text-style-name="P5" draw:layer="layout" svg:width="0.214cm" svg:height="0.239cm" svg:x="2.332cm" svg:y="11.0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7" draw:text-style-name="P5" draw:layer="layout" svg:width="0.12cm" svg:height="0.172cm" svg:x="2.581cm" svg:y="10.965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7" draw:text-style-name="P5" draw:layer="layout" svg:width="0.097cm" svg:height="0.08cm" svg:x="2.726cm" svg:y="11.092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7" draw:text-style-name="P5" draw:layer="layout" svg:width="0.311cm" svg:height="0.182cm" svg:x="2.983cm" svg:y="11.101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22cm" svg:height="0.253cm" svg:x="3.423cm" svg:y="11.033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 draw:style-name="gr6">
          <svg:title>TexMaths</svg:title>
          <svg:desc>10§display§f_{\rm e}^i: \mathbb{B}^{k_{\rm b}} \to \Phi_i
\ 
(i \!\in\! \mathbb{B})§svg§600§TRUE§</svg:desc>
          <draw:g>
            <draw:path draw:style-name="gr7" draw:text-style-name="P5" draw:layer="layout" svg:width="0.175cm" svg:height="0.318cm" svg:x="1.687cm" svg:y="11.533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7" draw:text-style-name="P5" draw:layer="layout" svg:width="0.074cm" svg:height="0.164cm" svg:x="1.89cm" svg:y="11.473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7" draw:text-style-name="P5" draw:layer="layout" svg:width="0.105cm" svg:height="0.111cm" svg:x="1.85cm" svg:y="11.757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7" draw:text-style-name="P5" draw:layer="layout" svg:width="0.036cm" svg:height="0.151cm" svg:x="2.123cm" svg:y="11.629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2.291cm" svg:y="11.5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12cm" svg:height="0.172cm" svg:x="2.541cm" svg:y="11.465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7" draw:text-style-name="P5" draw:layer="layout" svg:width="0.105cm" svg:height="0.123cm" svg:x="2.685cm" svg:y="11.551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311cm" svg:height="0.182cm" svg:x="2.956cm" svg:y="11.601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7" draw:text-style-name="P5" draw:layer="layout" svg:width="0.213cm" svg:height="0.238cm" svg:x="3.404cm" svg:y="11.541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7" draw:text-style-name="P5" draw:layer="layout" svg:width="0.073cm" svg:height="0.165cm" svg:x="3.65cm" svg:y="11.669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7" draw:text-style-name="P5" draw:layer="layout" svg:width="0.08cm" svg:height="0.349cm" svg:x="3.907cm" svg:y="11.517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7" draw:text-style-name="P5" draw:layer="layout" svg:width="0.092cm" svg:height="0.233cm" svg:x="4.019cm" svg:y="11.549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7" draw:text-style-name="P5" draw:layer="layout" svg:width="0.175cm" svg:height="0.203cm" svg:x="4.198cm" svg:y="11.591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7" draw:text-style-name="P5" draw:layer="layout" svg:width="0.214cm" svg:height="0.239cm" svg:x="4.445cm" svg:y="11.5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7" draw:text-style-name="P5" draw:layer="layout" svg:width="0.081cm" svg:height="0.349cm" svg:x="4.696cm" svg:y="11.517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polyline draw:style-name="gr25" draw:text-style-name="P9" draw:layer="layout" svg:width="0.099cm" svg:height="0.799cm" svg:x="4.9cm" svg:y="11cm" svg:viewBox="0 0 100 800" draw:points="0,0 100,0 100,800 0,800">
          <text:p/>
        </draw:polyline>
        <draw:frame draw:style-name="gr32" draw:text-style-name="P2" draw:layer="layout" svg:width="1.285cm" svg:height="0.395cm" svg:x="5.105cm" svg:y="11.208cm">
          <draw:text-box>
            <text:p><text:span text:style-name="T1">bijection</text:span></text:p>
          </draw:text-box>
        </draw:frame>
        <draw:g draw:style-name="gr6"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7" draw:text-style-name="P5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7" draw:text-style-name="P5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7" draw:text-style-name="P5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7" draw:text-style-name="P5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7" draw:text-style-name="P5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7" draw:text-style-name="P5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7" draw:text-style-name="P5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7" draw:text-style-name="P5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7" draw:text-style-name="P5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7" draw:text-style-name="P5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7" draw:text-style-name="P5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7" draw:text-style-name="P5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7" draw:text-style-name="P5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7" draw:text-style-name="P5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7" draw:text-style-name="P5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7" draw:text-style-name="P5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7" draw:text-style-name="P5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7" draw:text-style-name="P5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7" draw:text-style-name="P5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7" draw:text-style-name="P5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7" draw:text-style-name="P5" draw:layer="layout" svg:width="0.036cm" svg:height="0.037cm" svg:x="5.096cm" svg:y="12.217cm" svg:viewBox="0 0 37 38" svg:d="M37 19c0-10-8-19-18-19s-19 9-19 19 9 19 19 19 18-9 18-19z">
              <text:p/>
            </draw:path>
            <draw:path draw:style-name="gr7" draw:text-style-name="P5" draw:layer="layout" svg:width="0.037cm" svg:height="0.037cm" svg:x="5.252cm" svg:y="12.217cm" svg:viewBox="0 0 38 38" svg:d="M38 19c0-10-9-19-19-19s-19 9-19 19 9 19 19 19 19-9 19-19z">
              <text:p/>
            </draw:path>
            <draw:path draw:style-name="gr7" draw:text-style-name="P5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7" draw:text-style-name="P5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7" draw:text-style-name="P5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7" draw:text-style-name="P5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7" draw:text-style-name="P5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7" draw:text-style-name="P5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7" draw:text-style-name="P5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7" draw:text-style-name="P5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7" draw:text-style-name="P5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7" draw:text-style-name="P5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7" draw:text-style-name="P5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7" draw:text-style-name="P5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7" draw:text-style-name="P5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7" draw:text-style-name="P5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7" draw:text-style-name="P5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7" draw:text-style-name="P5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7" draw:text-style-name="P5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7" draw:text-style-name="P5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7" draw:text-style-name="P5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 draw:style-name="gr6">
          <svg:title>TexMaths</svg:title>
          <svg:desc>10§display§s_{i,j} \!=\!
f_{\rm e}^{b_i}(\bm{c}^{\rm b}_{i,j}) 
§svg§600§TRUE§</svg:desc>
          <draw:g>
            <draw:path draw:style-name="gr7" draw:text-style-name="P5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7" draw:text-style-name="P5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7" draw:text-style-name="P5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7" draw:text-style-name="P5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7" draw:text-style-name="P5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7" draw:text-style-name="P5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7" draw:text-style-name="P5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7" draw:text-style-name="P5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7" draw:text-style-name="P5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7" draw:text-style-name="P5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7" draw:text-style-name="P5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7" draw:text-style-name="P5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7" draw:text-style-name="P5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7" draw:text-style-name="P5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7" draw:text-style-name="P5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7" draw:text-style-name="P5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 draw:style-name="gr6">
          <svg:title>TexMaths</svg:title>
          <svg:desc>10§display§(b_0, \dots, b_{\nu-1})
\!=\! 
f_{\rm e}^{\rm a}(\bm{c}^{\rm a}_i) 
§svg§600§TRUE§</svg:desc>
          <draw:g>
            <draw:path draw:style-name="gr7" draw:text-style-name="P5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7" draw:text-style-name="P5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7" draw:text-style-name="P5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7" draw:text-style-name="P5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7" draw:text-style-name="P5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7" draw:text-style-name="P5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7" draw:text-style-name="P5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7" draw:text-style-name="P5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7" draw:text-style-name="P5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7" draw:text-style-name="P5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7" draw:text-style-name="P5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7" draw:text-style-name="P5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7" draw:text-style-name="P5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7" draw:text-style-name="P5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7" draw:text-style-name="P5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7" draw:text-style-name="P5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7" draw:text-style-name="P5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7" draw:text-style-name="P5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7" draw:text-style-name="P5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7" draw:text-style-name="P5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7" draw:text-style-name="P5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 draw:style-name="gr6">
          <svg:title>TexMaths</svg:title>
          <svg:desc>10§display§\bm{c}^{\rm b}_{i,j}
\!=\!
[ \bm{c}^{\rm b}_i ]_{j\nu}^{j\nu+\nu-1}§svg§600§TRUE§</svg:desc>
          <draw:g>
            <draw:path draw:style-name="gr7" draw:text-style-name="P5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7" draw:text-style-name="P5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7" draw:text-style-name="P5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7" draw:text-style-name="P5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7" draw:text-style-name="P5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7" draw:text-style-name="P5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7" draw:text-style-name="P5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7" draw:text-style-name="P5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7" draw:text-style-name="P5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7" draw:text-style-name="P5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7" draw:text-style-name="P5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7" draw:text-style-name="P5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7" draw:text-style-name="P5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7" draw:text-style-name="P5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7" draw:text-style-name="P5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7" draw:text-style-name="P5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7" draw:text-style-name="P5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 draw:style-name="gr6">
          <svg:title>TexMaths</svg:title>
          <svg:desc>10§display§\Phi \!=\!
\Phi_0 \!\cup\! \Phi_1§svg§600§TRUE§</svg:desc>
          <draw:g>
            <draw:path draw:style-name="gr7" draw:text-style-name="P5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7" draw:text-style-name="P5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7" draw:text-style-name="P5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7" draw:text-style-name="P5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7" draw:text-style-name="P5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7" draw:text-style-name="P5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</draw:page>
      <draw:page draw:name="page2" draw:style-name="dp1" draw:master-page-name="Default">
        <draw:frame draw:style-name="gr2" draw:text-style-name="P2" draw:layer="layout" svg:width="0.391cm" svg:height="0.395cm" svg:x="19.5cm" svg:y="0.5cm">
          <draw:text-box>
            <text:p><text:span text:style-name="T1">10</text:span></text:p>
          </draw:text-box>
        </draw:frame>
        <draw:frame draw:style-name="gr3" draw:text-style-name="P3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33" draw:text-style-name="P2" draw:layer="layout" svg:width="3.317cm" svg:height="0.395cm" svg:x="1.401cm" svg:y="6.201cm">
          <draw:text-box>
            <text:p><text:span text:style-name="T1">multi-base composite</text:span></text:p>
          </draw:text-box>
        </draw:frame>
        <draw:frame draw:style-name="gr34" draw:text-style-name="P2" draw:layer="layout" svg:width="1.509cm" svg:height="0.395cm" svg:x="2.602cm" svg:y="6.802cm">
          <draw:text-box>
            <text:p><text:span text:style-name="T1">(A,C,G,T)</text:span></text:p>
          </draw:text-box>
        </draw:frame>
        <draw:g draw:style-name="gr6">
          <svg:title>TexMaths</svg:title>
          <svg:desc>10§display§\nu \!=\! 1:§svg§600§TRUE§</svg:desc>
          <draw:g>
            <draw:path draw:style-name="gr7" draw:text-style-name="P5" draw:layer="layout" svg:width="0.164cm" svg:height="0.153cm" svg:x="1.499cm" svg:y="6.957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7" draw:text-style-name="P5" draw:layer="layout" svg:width="0.232cm" svg:height="0.08cm" svg:x="1.735cm" svg:y="6.984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7" draw:text-style-name="P5" draw:layer="layout" svg:width="0.115cm" svg:height="0.231cm" svg:x="2.058cm" svg:y="6.879cm" svg:viewBox="0 0 116 232" svg:d="M72 9c0-8 0-9-8-9-22 22-53 22-64 22 0 4 0 7 0 11 7 0 27 0 46-9 0 60 0 120 0 180 0 13-1 17-33 17-4 0-7 0-11 0 0 4 0 7 0 11 12-1 43-1 57-1s44 0 57 1c0-4 0-7 0-11-4 0-8 0-12 0-31 0-32-4-32-17 0-65 0-130 0-195z">
              <text:p/>
            </draw:path>
            <draw:path draw:style-name="gr7" draw:text-style-name="P5" draw:layer="layout" svg:width="0.036cm" svg:height="0.149cm" svg:x="2.33cm" svg:y="6.961cm" svg:viewBox="0 0 37 150" svg:d="M37 19c0-10-9-19-19-19-11 0-18 9-18 19s7 18 18 18c10 0 19-8 19-18zM37 131c0-10-9-17-19-17-11 0-18 7-18 17 0 11 7 19 18 19 10 0 19-8 19-19z">
              <text:p/>
            </draw:path>
          </draw:g>
        </draw:g>
        <draw:g draw:style-name="gr6">
          <svg:title>TexMaths</svg:title>
          <svg:desc>10§display§\nu \!=\! 2:§svg§600§TRUE§</svg:desc>
          <draw:g>
            <draw:path draw:style-name="gr7" draw:text-style-name="P5" draw:layer="layout" svg:width="0.164cm" svg:height="0.153cm" svg:x="1.501cm" svg:y="7.359cm" svg:viewBox="0 0 165 154" svg:d="M60 4c-2-1 0-4-5-4-8 0-33 3-42 4-3 0-7 1-7 7 0 4 3 4 8 4 17 0 18 3 18 6 0 2-4 19-7 28-7 28-14 57-21 85-2 5-4 15-4 16 0 4 4 4 6 4s3 0 5 0c24-4 62-18 99-50 46-43 55-91 55-94 0-6-4-10-10-10-3 0-11 2-13 12-23 79-76 118-116 130 11-46 23-92 34-138z">
              <text:p/>
            </draw:path>
            <draw:path draw:style-name="gr7" draw:text-style-name="P5" draw:layer="layout" svg:width="0.232cm" svg:height="0.08cm" svg:x="1.737cm" svg:y="7.386cm" svg:viewBox="0 0 233 81" svg:d="M222 14c5 0 11 0 11-7s-6-7-11-7c-70 0-140 0-210 0-5 0-12 0-12 7s7 7 12 7c70 0 140 0 210 0zM222 81c5 0 11 0 11-7s-6-7-11-7c-70 0-140 0-210 0-5 0-12 0-12 7s7 7 12 7c70 0 140 0 210 0z">
              <text:p/>
            </draw:path>
            <draw:path draw:style-name="gr7" draw:text-style-name="P5" draw:layer="layout" svg:width="0.139cm" svg:height="0.231cm" svg:x="2.046cm" svg:y="7.28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1 11-4 26-7 31-3 3-26 3-34 3-21 0-42 0-63 0z">
              <text:p/>
            </draw:path>
            <draw:path draw:style-name="gr7" draw:text-style-name="P5" draw:layer="layout" svg:width="0.036cm" svg:height="0.149cm" svg:x="2.332cm" svg:y="7.363cm" svg:viewBox="0 0 37 150" svg:d="M37 19c0-10-9-19-19-19-11 0-18 9-18 19s7 18 18 18c10 0 19-8 19-18zM37 131c0-10-9-17-19-17-11 0-18 7-18 17 0 11 7 19 18 19 10 0 19-8 19-19z">
              <text:p/>
            </draw:path>
          </draw:g>
        </draw:g>
        <draw:frame draw:style-name="gr35" draw:text-style-name="P2" draw:layer="layout" svg:width="9.646cm" svg:height="0.395cm" svg:x="2.603cm" svg:y="7.203cm">
          <draw:text-box>
            <text:p><text:span text:style-name="T1">(AA,AC,AG,AT, CA,CC,CG,CT, GA,GC,GG,GT, TA,TC,TG,TT)</text:span></text:p>
          </draw:text-box>
        </draw:frame>
        <draw:g draw:style-name="gr6">
          <svg:title>TexMaths</svg:title>
          <svg:desc>10§display§\nu \!=\! 3:§svg§600§TRUE§</svg:desc>
          <draw:g>
            <draw:path draw:style-name="gr7" draw:text-style-name="P5" draw:layer="layout" svg:width="0.164cm" svg:height="0.153cm" svg:x="1.503cm" svg:y="7.761cm" svg:viewBox="0 0 165 154" svg:d="M60 4c-2-1 0-4-5-4-8 0-33 3-42 4-3 0-7 1-7 7 0 4 3 4 8 4 17 0 18 3 18 6s-4 19-7 29c-7 28-14 56-21 84-2 6-4 15-4 16 0 4 4 4 6 4s3 0 5 0c24-4 62-18 99-50 46-43 55-91 55-94 0-6-4-10-10-10-3 0-11 2-13 12-23 80-76 118-116 131 11-46 23-93 34-139z">
              <text:p/>
            </draw:path>
            <draw:path draw:style-name="gr7" draw:text-style-name="P5" draw:layer="layout" svg:width="0.232cm" svg:height="0.081cm" svg:x="1.739cm" svg:y="7.788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7" draw:text-style-name="P5" draw:layer="layout" svg:width="0.145cm" svg:height="0.239cm" svg:x="2.045cm" svg:y="7.683cm" svg:viewBox="0 0 146 240" svg:d="M87 110c29-9 49-34 49-62s-30-48-64-48c-36 0-62 21-62 48 0 11 7 18 18 18 10 0 17-8 17-18 0-18-16-18-21-18 11-17 34-21 46-21 15 0 34 7 34 39 0 4-1 25-10 40-10 17-22 18-31 18-3 0-11 1-14 1-2 1-5 1-5 4 0 4 3 4 8 4s11 0 16 0c29 0 42 23 42 57 0 48-24 58-40 58-15 0-41-6-54-26 13 1 24-6 24-20 0-12-10-19-20-19-9 0-20 5-20 20 0 32 33 55 71 55 43 0 75-32 75-68 0-28-22-55-59-62z">
              <text:p/>
            </draw:path>
            <draw:path draw:style-name="gr7" draw:text-style-name="P5" draw:layer="layout" svg:width="0.036cm" svg:height="0.149cm" svg:x="2.334cm" svg:y="7.765cm" svg:viewBox="0 0 37 150" svg:d="M37 19c0-10-9-19-19-19-11 0-18 9-18 19s7 18 18 18c10 0 19-8 19-18zM37 132c0-10-9-18-19-18-11 0-18 8-18 18s7 18 18 18c10 0 19-8 19-18z">
              <text:p/>
            </draw:path>
          </draw:g>
        </draw:g>
        <draw:frame draw:style-name="gr36" draw:text-style-name="P2" draw:layer="layout" svg:width="3.156cm" svg:height="0.395cm" svg:x="2.603cm" svg:y="7.603cm">
          <draw:text-box>
            <text:p><text:span text:style-name="T1">(AAA, AAC, ..., TTT)</text:span></text:p>
          </draw:text-box>
        </draw:frame>
        <draw:frame draw:style-name="gr37" draw:text-style-name="P2" draw:layer="layout" svg:width="3.207cm" svg:height="0.395cm" svg:x="16.502cm" svg:y="6.202cm">
          <draw:text-box>
            <text:p><text:span text:style-name="T1">(Manchester coding)</text:span></text:p>
          </draw:text-box>
        </draw:frame>
        <draw:frame draw:style-name="gr38" draw:text-style-name="P6" draw:layer="layout" svg:width="1.018cm" svg:height="0.395cm" svg:x="3.401cm" svg:y="9.401cm">
          <draw:text-box>
            <text:p><text:span text:style-name="T4">001011</text:span></text:p>
          </draw:text-box>
        </draw:frame>
        <draw:frame draw:style-name="gr38" draw:text-style-name="P6" draw:layer="layout" svg:width="1.018cm" svg:height="0.395cm" svg:x="4.602cm" svg:y="9.402cm">
          <draw:text-box>
            <text:p><text:span text:style-name="T4">001101</text:span></text:p>
          </draw:text-box>
        </draw:frame>
        <draw:frame draw:style-name="gr38" draw:text-style-name="P6" draw:layer="layout" svg:width="1.018cm" svg:height="0.395cm" svg:x="5.803cm" svg:y="9.403cm">
          <draw:text-box>
            <text:p><text:span text:style-name="T4">001110</text:span></text:p>
          </draw:text-box>
        </draw:frame>
        <draw:frame draw:style-name="gr38" draw:text-style-name="P6" draw:layer="layout" svg:width="1.018cm" svg:height="0.395cm" svg:x="7.403cm" svg:y="9.404cm">
          <draw:text-box>
            <text:p><text:span text:style-name="T4">110100</text:span></text:p>
          </draw:text-box>
        </draw:frame>
        <draw:frame draw:style-name="gr39" draw:text-style-name="P6" draw:layer="layout" svg:width="0.51cm" svg:height="0.395cm" svg:x="6.904cm" svg:y="9.405cm">
          <draw:text-box>
            <text:p><text:span text:style-name="T4">...</text:span></text:p>
          </draw:text-box>
        </draw:frame>
        <draw:frame draw:style-name="gr40" draw:text-style-name="P6" draw:layer="layout" svg:width="1.018cm" svg:height="1.651cm" svg:x="3.402cm" svg:y="9.902cm">
          <draw:text-box>
            <text:p><text:span text:style-name="T4">AAGAGG</text:span></text:p>
            <text:p><text:span text:style-name="T4">AAGAGC</text:span></text:p>
            <text:p><text:span text:style-name="T4">AAGACG</text:span></text:p>
            <text:p><text:span text:style-name="T4">...</text:span></text:p>
            <text:p><text:span text:style-name="T4">CCTCTT</text:span></text:p>
          </draw:text-box>
        </draw:frame>
        <draw:frame draw:style-name="gr41" draw:text-style-name="P2" draw:layer="layout" svg:width="0.764cm" svg:height="0.395cm" svg:x="1.402cm" svg:y="9.902cm">
          <draw:text-box>
            <text:p><text:span text:style-name="T1">base</text:span></text:p>
          </draw:text-box>
        </draw:frame>
        <draw:frame draw:style-name="gr42" draw:text-style-name="P2" draw:layer="layout" svg:width="1.602cm" svg:height="0.395cm" svg:x="1.402cm" svg:y="11.803cm">
          <draw:text-box>
            <text:p><text:span text:style-name="T1">composite</text:span></text:p>
          </draw:text-box>
        </draw:frame>
        <draw:line draw:style-name="gr43" draw:text-style-name="P9" draw:layer="layout" svg:x1="8.6cm" svg:y1="10cm" svg:x2="8.6cm" svg:y2="11.5cm">
          <text:p/>
        </draw:line>
        <draw:frame draw:style-name="gr44" draw:text-style-name="P2" draw:layer="layout" svg:width="0.398cm" svg:height="0.395cm" svg:x="8.702cm" svg:y="10.503cm">
          <draw:text-box>
            <text:p><text:span text:style-name="T1">64</text:span></text:p>
          </draw:text-box>
        </draw:frame>
        <draw:frame draw:style-name="gr40" draw:text-style-name="P6" draw:layer="layout" svg:width="1.018cm" svg:height="1.651cm" svg:x="4.602cm" svg:y="9.903cm">
          <draw:text-box>
            <text:p><text:span text:style-name="T4">AAGGAG</text:span></text:p>
            <text:p><text:span text:style-name="T4">AAGGAC</text:span></text:p>
            <text:p><text:span text:style-name="T4">AAGGTG</text:span></text:p>
            <text:p><text:span text:style-name="T4">...</text:span></text:p>
            <text:p><text:span text:style-name="T4">CCTTCT</text:span></text:p>
          </draw:text-box>
        </draw:frame>
        <draw:frame draw:style-name="gr40" draw:text-style-name="P6" draw:layer="layout" svg:width="1.018cm" svg:height="1.651cm" svg:x="5.802cm" svg:y="9.904cm">
          <draw:text-box>
            <text:p><text:span text:style-name="T4">AAGGGA</text:span></text:p>
            <text:p><text:span text:style-name="T4">AAGGGT</text:span></text:p>
            <text:p><text:span text:style-name="T4">AAGGCA</text:span></text:p>
            <text:p><text:span text:style-name="T4">...</text:span></text:p>
            <text:p><text:span text:style-name="T4">CCTTTC</text:span></text:p>
          </draw:text-box>
        </draw:frame>
        <draw:frame draw:style-name="gr45" draw:text-style-name="P6" draw:layer="layout" svg:width="1.018cm" svg:height="1.605cm" svg:x="7.402cm" svg:y="9.905cm">
          <draw:text-box>
            <text:p><text:span text:style-name="T4">GGAGAA</text:span></text:p>
            <text:p><text:span text:style-name="T4">GGAGAC</text:span></text:p>
            <text:p><text:span text:style-name="T4">GGAGCA</text:span></text:p>
            <text:p><text:span text:style-name="T4">...</text:span></text:p>
            <text:p><text:span text:style-name="T4"/></text:p>
          </draw:text-box>
        </draw:frame>
        <draw:frame draw:style-name="gr38" draw:text-style-name="P6" draw:layer="layout" svg:width="1.018cm" svg:height="0.395cm" svg:x="3.401cm" svg:y="1.402cm">
          <draw:text-box>
            <text:p><text:span text:style-name="T4">001011</text:span></text:p>
          </draw:text-box>
        </draw:frame>
        <draw:frame draw:style-name="gr38" draw:text-style-name="P6" draw:layer="layout" svg:width="1.018cm" svg:height="0.395cm" svg:x="4.602cm" svg:y="1.403cm">
          <draw:text-box>
            <text:p><text:span text:style-name="T4">001101</text:span></text:p>
          </draw:text-box>
        </draw:frame>
        <draw:frame draw:style-name="gr38" draw:text-style-name="P6" draw:layer="layout" svg:width="1.018cm" svg:height="0.395cm" svg:x="5.803cm" svg:y="1.404cm">
          <draw:text-box>
            <text:p><text:span text:style-name="T4">001110</text:span></text:p>
          </draw:text-box>
        </draw:frame>
        <draw:frame draw:style-name="gr38" draw:text-style-name="P6" draw:layer="layout" svg:width="1.018cm" svg:height="0.395cm" svg:x="7.403cm" svg:y="1.405cm">
          <draw:text-box>
            <text:p><text:span text:style-name="T4">110100</text:span></text:p>
          </draw:text-box>
        </draw:frame>
        <draw:frame draw:style-name="gr39" draw:text-style-name="P6" draw:layer="layout" svg:width="0.51cm" svg:height="0.395cm" svg:x="6.904cm" svg:y="1.406cm">
          <draw:text-box>
            <text:p><text:span text:style-name="T4">...</text:span></text:p>
          </draw:text-box>
        </draw:frame>
        <draw:frame draw:style-name="gr40" draw:text-style-name="P6" draw:layer="layout" svg:width="1.018cm" svg:height="1.651cm" svg:x="3.402cm" svg:y="1.903cm">
          <draw:text-box>
            <text:p><text:span text:style-name="T4">AAGAGG</text:span></text:p>
            <text:p><text:span text:style-name="T4">AAGAGC</text:span></text:p>
            <text:p><text:span text:style-name="T4">AAGACG</text:span></text:p>
            <text:p><text:span text:style-name="T4">...</text:span></text:p>
            <text:p><text:span text:style-name="T4">TTCTCC</text:span></text:p>
          </draw:text-box>
        </draw:frame>
        <draw:frame draw:style-name="gr41" draw:text-style-name="P2" draw:layer="layout" svg:width="0.764cm" svg:height="0.395cm" svg:x="1.402cm" svg:y="1.903cm">
          <draw:text-box>
            <text:p><text:span text:style-name="T1">base</text:span></text:p>
          </draw:text-box>
        </draw:frame>
        <draw:frame draw:style-name="gr42" draw:text-style-name="P2" draw:layer="layout" svg:width="1.602cm" svg:height="0.395cm" svg:x="1.402cm" svg:y="3.804cm">
          <draw:text-box>
            <text:p><text:span text:style-name="T1">composite</text:span></text:p>
          </draw:text-box>
        </draw:frame>
        <draw:line draw:style-name="gr43" draw:text-style-name="P9" draw:layer="layout" svg:x1="8.6cm" svg:y1="2.001cm" svg:x2="8.6cm" svg:y2="3.501cm">
          <text:p/>
        </draw:line>
        <draw:frame draw:style-name="gr44" draw:text-style-name="P2" draw:layer="layout" svg:width="0.398cm" svg:height="0.395cm" svg:x="8.702cm" svg:y="2.504cm">
          <draw:text-box>
            <text:p><text:span text:style-name="T1">64</text:span></text:p>
          </draw:text-box>
        </draw:frame>
        <draw:frame draw:style-name="gr40" draw:text-style-name="P6" draw:layer="layout" svg:width="1.018cm" svg:height="1.651cm" svg:x="4.602cm" svg:y="1.904cm">
          <draw:text-box>
            <text:p><text:span text:style-name="T4">AAGGAG</text:span></text:p>
            <text:p><text:span text:style-name="T4">AAGGAC</text:span></text:p>
            <text:p><text:span text:style-name="T4">AAGGTG</text:span></text:p>
            <text:p><text:span text:style-name="T4">...</text:span></text:p>
            <text:p><text:span text:style-name="T4">TTCCTC</text:span></text:p>
          </draw:text-box>
        </draw:frame>
        <draw:frame draw:style-name="gr40" draw:text-style-name="P6" draw:layer="layout" svg:width="1.018cm" svg:height="1.651cm" svg:x="5.802cm" svg:y="1.905cm">
          <draw:text-box>
            <text:p><text:span text:style-name="T4">AAGGGA</text:span></text:p>
            <text:p><text:span text:style-name="T4">AAGGGT</text:span></text:p>
            <text:p><text:span text:style-name="T4">AAGGCA</text:span></text:p>
            <text:p><text:span text:style-name="T4">...</text:span></text:p>
            <text:p><text:span text:style-name="T4">TTCCCT</text:span></text:p>
          </draw:text-box>
        </draw:frame>
        <draw:frame draw:style-name="gr40" draw:text-style-name="P6" draw:layer="layout" svg:width="1.018cm" svg:height="1.651cm" svg:x="7.402cm" svg:y="1.906cm">
          <draw:text-box>
            <text:p><text:span text:style-name="T4">GGAGAA</text:span></text:p>
            <text:p><text:span text:style-name="T4">GGAGAT</text:span></text:p>
            <text:p><text:span text:style-name="T4">GGAGTA</text:span></text:p>
            <text:p><text:span text:style-name="T4">...</text:span></text:p>
            <text:p><text:span text:style-name="T4">CCTCTT</text:span></text:p>
          </draw:text-box>
        </draw:frame>
        <draw:line draw:style-name="gr46" draw:text-style-name="P9" draw:layer="layout" svg:x1="1.4cm" svg:y1="1.801cm" svg:x2="8.5cm" svg:y2="1.801cm">
          <text:p/>
        </draw:line>
        <draw:line draw:style-name="gr46" draw:text-style-name="P9" draw:layer="layout" svg:x1="1.4cm" svg:y1="3.701cm" svg:x2="8.5cm" svg:y2="3.701cm">
          <text:p/>
        </draw:line>
        <draw:line draw:style-name="gr43" draw:text-style-name="P9" draw:layer="layout" svg:x1="8.6cm" svg:y1="3.901cm" svg:x2="8.6cm" svg:y2="5.401cm">
          <text:p/>
        </draw:line>
        <draw:frame draw:style-name="gr44" draw:text-style-name="P2" draw:layer="layout" svg:width="0.398cm" svg:height="0.395cm" svg:x="8.702cm" svg:y="4.505cm">
          <draw:text-box>
            <text:p><text:span text:style-name="T1">?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05:38.554427782</meta:creation-date>
    <dc:date>2024-12-19T11:17:15.496641384</dc:date>
    <meta:editing-duration>PT10H20M30S</meta:editing-duration>
    <meta:editing-cycles>51</meta:editing-cycles>
    <meta:generator>LibreOffice/7.5.3.2$MacOSX_X86_64 LibreOffice_project/9f56dff12ba03b9acd7730a5a481eea045e468f3</meta:generator>
    <meta:document-statistic meta:object-count="635"/>
  </office:meta>
</office:document-meta>
</file>